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</office:automatic-styles>
  <office:body>
    <office:text text:use-soft-page-breaks="true">
      <text:list text:style-name="LFO1" text:continue-numbering="true">
        <text:list-item>
          <text:p text:style-name="P1">Chapter 3</text:p>
        </text:list-item>
      </text:list>
      <text:p text:style-name="ListParagraph">. Index.hmtl is the home page which links to other pages on a website</text:p>
      <text:p text:style-name="ListParagraph">. Codep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faro chihwayi</meta:initial-creator>
    <dc:creator>rufaro chihwayi</dc:creator>
    <meta:creation-date>2018-10-22T18:15:00Z</meta:creation-date>
    <dc:date>2018-10-22T19:24:00Z</dc:date>
    <meta:template xlink:href="Normal" xlink:type="simple"/>
    <meta:editing-cycles>3</meta:editing-cycles>
    <meta:editing-duration>PT4080S</meta:editing-duration>
    <meta:document-statistic meta:page-count="1" meta:paragraph-count="1" meta:word-count="13" meta:character-count="89" meta:row-count="1" meta:non-whitespace-character-count="77"/>
  </office:meta>
</office:document-meta>
</file>